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5"/>
    <style:style style:name="P5" style:family="paragraph" style:parent-style-name="Standard" style:list-style-name="L5"/>
    <style:style style:name="P6" style:family="paragraph" style:parent-style-name="Standard" style:list-style-name="L7"/>
    <style:style style:name="P7" style:family="paragraph" style:parent-style-name="Standard" style:list-style-name="L8"/>
    <style:style style:name="P8" style:family="paragraph" style:parent-style-name="Standard" style:list-style-name="L9"/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5">
      <style:text-properties fo:font-weight="bold" style:font-weight-asian="bold" style:font-weight-complex="bold"/>
    </style:style>
    <style:style style:name="P11" style:family="paragraph" style:parent-style-name="Standard" style:list-style-name="L11">
      <style:text-properties fo:font-weight="bold" style:font-weight-asian="bold" style:font-weight-complex="bold"/>
    </style:style>
    <style:style style:name="P12" style:family="paragraph" style:parent-style-name="Standard" style:list-style-name="L15">
      <style:text-properties fo:font-weight="bold" style:font-weight-asian="bold" style:font-weight-complex="bold"/>
    </style:style>
    <style:style style:name="P13" style:family="paragraph" style:parent-style-name="Standard" style:list-style-name="L7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 style:list-style-name="L13"/>
    <style:style style:name="P17" style:family="paragraph" style:parent-style-name="Standard" style:list-style-name="L7"/>
    <style:style style:name="P18" style:family="paragraph" style:parent-style-name="Standard" style:list-style-name="L16"/>
    <style:style style:name="P19" style:family="paragraph" style:parent-style-name="Standard" style:list-style-name="L17"/>
    <style:style style:name="P20" style:family="paragraph" style:parent-style-name="Standard" style:list-style-name="L17"/>
    <style:style style:name="P21" style:family="paragraph" style:parent-style-name="Standard" style:list-style-name="L17"/>
    <style:style style:name="P22" style:family="paragraph" style:parent-style-name="Standard" style:list-style-name="L17"/>
    <style:style style:name="P23" style:family="paragraph" style:parent-style-name="Standard">
      <style:text-properties fo:font-weight="normal" style:font-weight-asian="normal" style:font-weight-complex="normal"/>
    </style:style>
    <style:style style:name="P24" style:family="paragraph" style:parent-style-name="Standard" style:list-style-name="L19">
      <style:text-properties fo:font-weight="normal" style:font-weight-asian="normal" style:font-weight-complex="normal"/>
    </style:style>
    <style:style style:name="P25" style:family="paragraph" style:parent-style-name="Standard" style:list-style-name="L17">
      <style:text-properties fo:font-weight="normal" style:font-weight-asian="normal" style:font-weight-complex="normal"/>
    </style:style>
    <style:style style:name="P26" style:family="paragraph" style:parent-style-name="Standard" style:list-style-name="L20">
      <style:text-properties fo:font-weight="normal" style:font-weight-asian="normal" style:font-weight-complex="normal"/>
    </style:style>
    <style:style style:name="P27" style:family="paragraph" style:parent-style-name="Standard" style:list-style-name="L20">
      <style:text-properties fo:font-weight="normal" style:font-weight-asian="normal" style:font-weight-complex="normal"/>
    </style:style>
    <style:style style:name="P28" style:family="paragraph" style:parent-style-name="Standard" style:list-style-name="L20">
      <style:text-properties fo:font-weight="normal" style:font-weight-asian="normal" style:font-weight-complex="normal"/>
    </style:style>
    <style:style style:name="P29" style:family="paragraph" style:parent-style-name="Standard" style:list-style-name="L20">
      <style:text-properties fo:font-weight="normal" style:font-weight-asian="normal" style:font-weight-complex="normal"/>
    </style:style>
    <style:style style:name="P30" style:family="paragraph" style:parent-style-name="Standard" style:list-style-name="L21">
      <style:text-properties fo:font-weight="normal" style:font-weight-asian="normal" style:font-weight-complex="normal"/>
    </style:style>
    <style:style style:name="P31" style:family="paragraph" style:parent-style-name="Standard" style:list-style-name="L22">
      <style:text-properties fo:font-weight="normal" style:font-weight-asian="normal" style:font-weight-complex="normal"/>
    </style:style>
    <style:style style:name="P32" style:family="paragraph" style:parent-style-name="Standard" style:list-style-name="L23">
      <style:text-properties fo:font-weight="normal" style:font-weight-asian="normal" style:font-weight-complex="normal"/>
    </style:style>
    <style:style style:name="P33" style:family="paragraph" style:parent-style-name="Standard" style:list-style-name="L24">
      <style:text-properties fo:font-weight="normal" style:font-weight-asian="normal" style:font-weight-complex="normal"/>
    </style:style>
    <style:style style:name="P34" style:family="paragraph" style:parent-style-name="Standard" style:list-style-name="L25">
      <style:text-properties fo:font-weight="normal" style:font-weight-asian="normal" style:font-weight-complex="normal"/>
    </style:style>
    <style:style style:name="P35" style:family="paragraph" style:parent-style-name="Standard" style:list-style-name="L26">
      <style:text-properties fo:font-weight="normal" style:font-weight-asian="normal" style:font-weight-complex="normal"/>
    </style:style>
    <style:style style:name="P36" style:family="paragraph" style:parent-style-name="Standard" style:list-style-name="L27">
      <style:text-properties fo:font-weight="normal" style:font-weight-asian="normal" style:font-weight-complex="normal"/>
    </style:style>
    <style:style style:name="P37" style:family="paragraph" style:parent-style-name="Standard" style:list-style-name="L27">
      <style:text-properties fo:font-weight="normal" style:font-weight-asian="normal" style:font-weight-complex="normal"/>
    </style:style>
    <style:style style:name="P38" style:family="paragraph" style:parent-style-name="Standard" style:list-style-name="L27">
      <style:text-properties fo:font-weight="normal" style:font-weight-asian="normal" style:font-weight-complex="normal"/>
    </style:style>
    <style:style style:name="P39" style:family="paragraph" style:parent-style-name="Standard" style:list-style-name="L28">
      <style:text-properties fo:font-weight="normal" style:font-weight-asian="normal" style:font-weight-complex="normal"/>
    </style:style>
    <style:style style:name="P40" style:family="paragraph" style:parent-style-name="Standard" style:list-style-name="L29">
      <style:text-properties fo:font-weight="normal" style:font-weight-asian="normal" style:font-weight-complex="normal"/>
    </style:style>
    <style:style style:name="P41" style:family="paragraph" style:parent-style-name="Standard" style:list-style-name="L30">
      <style:text-properties fo:font-weight="normal" style:font-weight-asian="normal" style:font-weight-complex="normal"/>
    </style:style>
    <style:style style:name="P42" style:family="paragraph" style:parent-style-name="Standard" style:list-style-name="L31">
      <style:text-properties fo:font-weight="normal" style:font-weight-asian="normal" style:font-weight-complex="normal"/>
    </style:style>
    <style:style style:name="P43" style:family="paragraph" style:parent-style-name="Standard" style:list-style-name="L33">
      <style:text-properties fo:font-weight="normal" style:font-weight-asian="normal" style:font-weight-complex="normal"/>
    </style:style>
    <style:style style:name="P44" style:family="paragraph" style:parent-style-name="Standard" style:list-style-name="L20">
      <style:text-properties fo:font-weight="normal" style:font-weight-asian="normal" style:font-weight-complex="normal"/>
    </style:style>
    <style:style style:name="P45" style:family="paragraph" style:parent-style-name="Standard" style:list-style-name="L20">
      <style:text-properties fo:font-weight="normal" style:font-weight-asian="normal" style:font-weight-complex="normal"/>
    </style:style>
    <style:style style:name="P46" style:family="paragraph" style:parent-style-name="Standard" style:list-style-name="L20">
      <style:text-properties fo:font-weight="normal" style:font-weight-asian="normal" style:font-weight-complex="normal"/>
    </style:style>
    <style:style style:name="P47" style:family="paragraph" style:parent-style-name="Standard" style:list-style-name="L20">
      <style:text-properties fo:font-weight="normal" style:font-weight-asian="normal" style:font-weight-complex="normal"/>
    </style:style>
    <style:style style:name="P48" style:family="paragraph" style:parent-style-name="Standard" style:list-style-name="L34">
      <style:text-properties fo:font-weight="normal" style:font-weight-asian="normal" style:font-weight-complex="normal"/>
    </style:style>
    <style:style style:name="P49" style:family="paragraph" style:parent-style-name="Standard" style:list-style-name="L35">
      <style:text-properties fo:font-weight="normal" style:font-weight-asian="normal" style:font-weight-complex="normal"/>
    </style:style>
    <style:style style:name="P50" style:family="paragraph" style:parent-style-name="Standard" style:list-style-name="L38">
      <style:text-properties fo:font-weight="normal" style:font-weight-asian="normal" style:font-weight-complex="normal"/>
    </style:style>
    <style:style style:name="P51" style:family="paragraph" style:parent-style-name="Standard" style:list-style-name="L41">
      <style:text-properties fo:font-weight="normal" style:font-weight-asian="normal" style:font-weight-complex="normal"/>
    </style:style>
    <style:style style:name="P52" style:family="paragraph" style:parent-style-name="Standard" style:list-style-name="L42">
      <style:text-properties fo:font-weight="normal" style:font-weight-asian="normal" style:font-weight-complex="normal"/>
    </style:style>
    <style:style style:name="P53" style:family="paragraph" style:parent-style-name="Standard" style:list-style-name="L43">
      <style:text-properties fo:font-weight="normal" style:font-weight-asian="normal" style:font-weight-complex="normal"/>
    </style:style>
    <style:style style:name="P54" style:family="paragraph" style:parent-style-name="Standard" style:list-style-name="L20">
      <style:text-properties fo:font-weight="normal" style:font-weight-asian="normal" style:font-weight-complex="normal"/>
    </style:style>
    <style:style style:name="P55" style:family="paragraph" style:parent-style-name="Standard" style:list-style-name="L20">
      <style:text-properties fo:font-weight="normal" style:font-weight-asian="normal" style:font-weight-complex="normal"/>
    </style:style>
    <style:style style:name="P56" style:family="paragraph" style:parent-style-name="Standard" style:list-style-name="L20">
      <style:text-properties fo:font-weight="normal" style:font-weight-asian="normal" style:font-weight-complex="normal"/>
    </style:style>
    <style:style style:name="P57" style:family="paragraph" style:parent-style-name="Standard" style:list-style-name="L20">
      <style:text-properties fo:font-weight="normal" style:font-weight-asian="normal" style:font-weight-complex="normal"/>
    </style:style>
    <style:style style:name="P58" style:family="paragraph" style:parent-style-name="Standard" style:list-style-name="L20">
      <style:text-properties fo:font-weight="normal" style:font-weight-asian="normal" style:font-weight-complex="normal"/>
    </style:style>
    <style:style style:name="P59" style:family="paragraph" style:parent-style-name="Standard" style:list-style-name="L35">
      <style:text-properties fo:font-weight="normal" style:font-weight-asian="normal" style:font-weight-complex="normal"/>
    </style:style>
    <style:style style:name="P60" style:family="paragraph" style:parent-style-name="Standard" style:list-style-name="L20">
      <style:text-properties fo:font-weight="normal" style:font-weight-asian="normal" style:font-weight-complex="normal"/>
    </style:style>
    <style:style style:name="P61" style:family="paragraph" style:parent-style-name="Standard" style:list-style-name="L20">
      <style:text-properties fo:font-weight="normal" style:font-weight-asian="normal" style:font-weight-complex="normal"/>
    </style:style>
    <style:style style:name="P62" style:family="paragraph" style:parent-style-name="Standard" style:list-style-name="L20">
      <style:text-properties fo:font-weight="normal" style:font-weight-asian="normal" style:font-weight-complex="normal"/>
    </style:style>
    <style:style style:name="P63" style:family="paragraph" style:parent-style-name="Standard" style:list-style-name="L20">
      <style:text-properties fo:font-weight="normal" style:font-weight-asian="normal" style:font-weight-complex="normal"/>
    </style:style>
    <style:style style:name="P64" style:family="paragraph" style:parent-style-name="Standard" style:list-style-name="L20">
      <style:text-properties fo:font-weight="normal" style:font-weight-asian="normal" style:font-weight-complex="normal"/>
    </style:style>
    <style:style style:name="P65" style:family="paragraph" style:parent-style-name="Standard" style:list-style-name="L20">
      <style:text-properties fo:font-weight="normal" style:font-weight-asian="normal" style:font-weight-complex="normal"/>
    </style:style>
    <style:style style:name="P66" style:family="paragraph" style:parent-style-name="Standard" style:list-style-name="L20">
      <style:text-properties fo:font-weight="normal" style:font-weight-asian="normal" style:font-weight-complex="normal"/>
    </style:style>
    <style:style style:name="P67" style:family="paragraph" style:parent-style-name="Standard" style:list-style-name="L44">
      <style:text-properties fo:font-weight="normal" style:font-weight-asian="normal" style:font-weight-complex="normal"/>
    </style:style>
    <style:style style:name="P68" style:family="paragraph" style:parent-style-name="Standard" style:list-style-name="L45">
      <style:text-properties fo:font-weight="normal" style:font-weight-asian="normal" style:font-weight-complex="normal"/>
    </style:style>
    <style:style style:name="P69" style:family="paragraph" style:parent-style-name="Standard" style:list-style-name="L45">
      <style:text-properties fo:font-weight="normal" style:font-weight-asian="normal" style:font-weight-complex="normal"/>
    </style:style>
    <style:style style:name="P70" style:family="paragraph" style:parent-style-name="Standard" style:list-style-name="L46">
      <style:text-properties fo:font-weight="normal" style:font-weight-asian="normal" style:font-weight-complex="normal"/>
    </style:style>
    <style:style style:name="P71" style:family="paragraph" style:parent-style-name="Standard" style:list-style-name="L47">
      <style:text-properties fo:font-weight="normal" style:font-weight-asian="normal" style:font-weight-complex="normal"/>
    </style:style>
    <style:style style:name="P72" style:family="paragraph" style:parent-style-name="Standard" style:list-style-name="L48">
      <style:text-properties fo:font-weight="normal" style:font-weight-asian="normal" style:font-weight-complex="normal"/>
    </style:style>
    <style:style style:name="P73" style:family="paragraph" style:parent-style-name="Standard" style:list-style-name="L49">
      <style:text-properties fo:font-weight="normal" style:font-weight-asian="normal" style:font-weight-complex="normal"/>
    </style:style>
    <style:style style:name="P74" style:family="paragraph" style:parent-style-name="Standard" style:list-style-name="L46">
      <style:text-properties fo:font-weight="normal" style:font-weight-asian="normal" style:font-weight-complex="normal"/>
    </style:style>
    <style:style style:name="P75" style:family="paragraph" style:parent-style-name="Standard" style:list-style-name="L50">
      <style:text-properties fo:font-weight="normal" style:font-weight-asian="normal" style:font-weight-complex="normal"/>
    </style:style>
    <style:style style:name="P76" style:family="paragraph" style:parent-style-name="Standard" style:list-style-name="L50">
      <style:text-properties fo:font-weight="normal" style:font-weight-asian="normal" style:font-weight-complex="normal"/>
    </style:style>
    <style:style style:name="P77" style:family="paragraph" style:parent-style-name="Standard" style:list-style-name="L50">
      <style:text-properties fo:font-weight="normal" style:font-weight-asian="normal" style:font-weight-complex="normal"/>
    </style:style>
    <style:style style:name="P78" style:family="paragraph" style:parent-style-name="Standard" style:list-style-name="L44">
      <style:text-properties fo:font-weight="normal" style:font-weight-asian="normal" style:font-weight-complex="normal"/>
    </style:style>
    <style:style style:name="P79" style:family="paragraph" style:parent-style-name="Standard" style:list-style-name="L51">
      <style:text-properties fo:font-weight="normal" style:font-weight-asian="normal" style:font-weight-complex="normal"/>
    </style:style>
    <style:style style:name="P80" style:family="paragraph" style:parent-style-name="Standard" style:list-style-name="L51">
      <style:text-properties fo:font-weight="normal" style:font-weight-asian="normal" style:font-weight-complex="normal"/>
    </style:style>
    <style:style style:name="P81" style:family="paragraph" style:parent-style-name="Standard" style:list-style-name="L52">
      <style:text-properties fo:font-weight="normal" style:font-weight-asian="normal" style:font-weight-complex="normal"/>
    </style:style>
    <style:style style:name="P82" style:family="paragraph" style:parent-style-name="Standard" style:list-style-name="L52">
      <style:text-properties fo:font-weight="normal" style:font-weight-asian="normal" style:font-weight-complex="normal"/>
    </style:style>
    <style:style style:name="P83" style:family="paragraph" style:parent-style-name="Standard" style:list-style-name="L7"/>
    <style:style style:name="P84" style:family="paragraph" style:parent-style-name="Standard" style:list-style-name="L32"/>
    <style:style style:name="P85" style:family="paragraph" style:parent-style-name="Standard" style:list-style-name="L33"/>
    <style:style style:name="P86" style:family="paragraph" style:parent-style-name="Standard" style:list-style-name="L33"/>
    <style:style style:name="P87" style:family="paragraph" style:parent-style-name="Standard" style:list-style-name="L33"/>
    <style:style style:name="P88" style:family="paragraph" style:parent-style-name="Standard" style:list-style-name="L33"/>
    <style:style style:name="P89" style:family="paragraph" style:parent-style-name="Standard" style:list-style-name="L33"/>
    <style:style style:name="P90" style:family="paragraph" style:parent-style-name="Standard" style:list-style-name="L5"/>
    <style:style style:name="P91" style:family="paragraph" style:parent-style-name="Standard" style:list-style-name="L58"/>
    <style:style style:name="P92" style:family="paragraph" style:parent-style-name="Standard" style:list-style-name="L59"/>
    <style:style style:name="P93" style:family="paragraph" style:parent-style-name="Standard" style:list-style-name="L60"/>
    <style:style style:name="P94" style:family="paragraph" style:parent-style-name="Standard" style:list-style-name="L61"/>
    <style:style style:name="P95" style:family="paragraph" style:parent-style-name="Standard" style:list-style-name="L62"/>
    <style:style style:name="P96" style:family="paragraph" style:parent-style-name="Standard" style:list-style-name="L63"/>
    <style:style style:name="P97" style:family="paragraph" style:parent-style-name="Standard" style:list-style-name="L64"/>
    <style:style style:name="P98" style:family="paragraph" style:parent-style-name="Standard" style:list-style-name="L65"/>
    <style:style style:name="P99" style:family="paragraph" style:parent-style-name="Standard" style:list-style-name="L66"/>
    <style:style style:name="P100" style:family="paragraph" style:parent-style-name="Standard" style:list-style-name="L67"/>
    <style:style style:name="P101" style:family="paragraph" style:parent-style-name="Standard" style:list-style-name="L68"/>
    <style:style style:name="P102" style:family="paragraph" style:parent-style-name="Standard" style:list-style-name="L69"/>
    <style:style style:name="P103" style:family="paragraph" style:parent-style-name="Standard" style:list-style-name="L70"/>
    <style:style style:name="P104" style:family="paragraph" style:parent-style-name="Standard" style:list-style-name="L71"/>
    <style:style style:name="P105" style:family="paragraph" style:parent-style-name="Standard" style:list-style-name="L72"/>
    <style:style style:name="P106" style:family="paragraph" style:parent-style-name="Standard" style:list-style-name="L73"/>
    <style:style style:name="P107" style:family="paragraph" style:parent-style-name="Standard" style:list-style-name="L73"/>
    <style:style style:name="P108" style:family="paragraph" style:parent-style-name="Standard" style:list-style-name="L73"/>
    <style:style style:name="P109" style:family="paragraph" style:parent-style-name="Standard" style:list-style-name="L73"/>
    <style:style style:name="P110" style:family="paragraph" style:parent-style-name="Standard" style:list-style-name="L74"/>
    <style:style style:name="P111" style:family="paragraph" style:parent-style-name="Standard" style:list-style-name="L74"/>
    <style:style style:name="P112" style:family="paragraph" style:parent-style-name="Standard" style:list-style-name="L74"/>
    <style:style style:name="P113" style:family="paragraph" style:parent-style-name="Standard" style:list-style-name="L75"/>
    <style:style style:name="P114" style:family="paragraph" style:parent-style-name="Standard" style:list-style-name="L75"/>
    <style:style style:name="P115" style:family="paragraph" style:parent-style-name="Standard" style:list-style-name="L75"/>
    <style:style style:name="P116" style:family="paragraph" style:parent-style-name="Standard" style:list-style-name="L75"/>
    <style:style style:name="P117" style:family="paragraph" style:parent-style-name="Standard" style:list-style-name="L75"/>
    <style:style style:name="P118" style:family="paragraph" style:parent-style-name="Standard" style:list-style-name="L75"/>
    <style:style style:name="P119" style:family="paragraph" style:parent-style-name="Standard" style:list-style-name="L75"/>
    <style:style style:name="P120" style:family="paragraph" style:parent-style-name="Standard" style:list-style-name="L75"/>
    <style:style style:name="P121" style:family="paragraph" style:parent-style-name="Standard" style:list-style-name="L7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bold"/>
    </style:style>
    <text:list-style style:name="L1">
      <text:list-level-style-number text:level="1" text:style-name="Numbering_20_Symbols" style:num-suffix="." style:num-format="1" text:start-value="9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2">
      <text:list-level-style-number text:level="1" text:style-name="Numbering_20_Symbols" style:num-suffix="." style:num-format="1" text:start-value="9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2.106cm" text:min-label-width="0.635cm"/>
      </text:list-level-style-number>
      <text:list-level-style-number text:level="3" style:num-suffix="." style:num-format="1" text:display-levels="3">
        <style:list-level-properties text:space-before="2.741cm" text:min-label-width="0.635cm"/>
      </text:list-level-style-number>
      <text:list-level-style-number text:level="4" style:num-suffix="." style:num-format="1" text:display-levels="4">
        <style:list-level-properties text:space-before="3.376cm" text:min-label-width="0.635cm"/>
      </text:list-level-style-number>
      <text:list-level-style-number text:level="5" style:num-suffix="." style:num-format="1" text:display-levels="5">
        <style:list-level-properties text:space-before="4.011cm" text:min-label-width="0.635cm"/>
      </text:list-level-style-number>
      <text:list-level-style-number text:level="6" style:num-suffix="." style:num-format="1" text:display-levels="6">
        <style:list-level-properties text:space-before="4.646cm" text:min-label-width="0.635cm"/>
      </text:list-level-style-number>
      <text:list-level-style-number text:level="7" style:num-suffix="." style:num-format="1" text:display-levels="7">
        <style:list-level-properties text:space-before="5.281cm" text:min-label-width="0.635cm"/>
      </text:list-level-style-number>
      <text:list-level-style-number text:level="8" style:num-suffix="." style:num-format="1" text:display-levels="8">
        <style:list-level-properties text:space-before="5.916cm" text:min-label-width="0.635cm"/>
      </text:list-level-style-number>
      <text:list-level-style-number text:level="9" style:num-suffix="." style:num-format="1" text:display-levels="9">
        <style:list-level-properties text:space-before="6.551cm" text:min-label-width="0.635cm"/>
      </text:list-level-style-number>
      <text:list-level-style-number text:level="10" style:num-suffix="." style:num-format="1" text:display-levels="10">
        <style:list-level-properties text:space-before="7.186cm" text:min-label-width="0.635cm"/>
      </text:list-level-style-number>
    </text:list-style>
    <text:list-style style:name="L3">
      <text:list-level-style-number text:level="1" text:style-name="Numbering_20_Symbols" style:num-suffix="." style:num-format="1" text:start-value="9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2.106cm" text:min-label-width="0.635cm"/>
      </text:list-level-style-number>
      <text:list-level-style-number text:level="3" style:num-suffix="." style:num-format="1" text:display-levels="3">
        <style:list-level-properties text:space-before="2.741cm" text:min-label-width="0.635cm"/>
      </text:list-level-style-number>
      <text:list-level-style-number text:level="4" style:num-suffix="." style:num-format="1" text:display-levels="4">
        <style:list-level-properties text:space-before="3.376cm" text:min-label-width="0.635cm"/>
      </text:list-level-style-number>
      <text:list-level-style-number text:level="5" style:num-suffix="." style:num-format="1" text:display-levels="5">
        <style:list-level-properties text:space-before="4.011cm" text:min-label-width="0.635cm"/>
      </text:list-level-style-number>
      <text:list-level-style-number text:level="6" style:num-suffix="." style:num-format="1" text:display-levels="6">
        <style:list-level-properties text:space-before="4.646cm" text:min-label-width="0.635cm"/>
      </text:list-level-style-number>
      <text:list-level-style-number text:level="7" style:num-suffix="." style:num-format="1" text:display-levels="7">
        <style:list-level-properties text:space-before="5.281cm" text:min-label-width="0.635cm"/>
      </text:list-level-style-number>
      <text:list-level-style-number text:level="8" style:num-suffix="." style:num-format="1" text:display-levels="8">
        <style:list-level-properties text:space-before="5.916cm" text:min-label-width="0.635cm"/>
      </text:list-level-style-number>
      <text:list-level-style-number text:level="9" style:num-suffix="." style:num-format="1" text:display-levels="9">
        <style:list-level-properties text:space-before="6.551cm" text:min-label-width="0.635cm"/>
      </text:list-level-style-number>
      <text:list-level-style-number text:level="10" style:num-suffix="." style:num-format="1" text:display-levels="10">
        <style:list-level-properties text:space-before="7.186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9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5">
      <text:list-level-style-number text:level="1" text:style-name="Numbering_20_Symbols" style:num-suffix="." style:num-format="1" text:start-value="9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2.106cm" text:min-label-width="0.635cm"/>
      </text:list-level-style-number>
      <text:list-level-style-number text:level="3" style:num-suffix="." style:num-format="1" text:display-levels="3">
        <style:list-level-properties text:space-before="2.741cm" text:min-label-width="0.635cm"/>
      </text:list-level-style-number>
      <text:list-level-style-number text:level="4" style:num-suffix="." style:num-format="1" text:display-levels="4">
        <style:list-level-properties text:space-before="3.376cm" text:min-label-width="0.635cm"/>
      </text:list-level-style-number>
      <text:list-level-style-number text:level="5" style:num-suffix="." style:num-format="1" text:display-levels="5">
        <style:list-level-properties text:space-before="4.011cm" text:min-label-width="0.635cm"/>
      </text:list-level-style-number>
      <text:list-level-style-number text:level="6" style:num-suffix="." style:num-format="1" text:display-levels="6">
        <style:list-level-properties text:space-before="4.646cm" text:min-label-width="0.635cm"/>
      </text:list-level-style-number>
      <text:list-level-style-number text:level="7" style:num-suffix="." style:num-format="1" text:display-levels="7">
        <style:list-level-properties text:space-before="5.281cm" text:min-label-width="0.635cm"/>
      </text:list-level-style-number>
      <text:list-level-style-number text:level="8" style:num-suffix="." style:num-format="1" text:display-levels="8">
        <style:list-level-properties text:space-before="5.916cm" text:min-label-width="0.635cm"/>
      </text:list-level-style-number>
      <text:list-level-style-number text:level="9" style:num-suffix="." style:num-format="1" text:display-levels="9">
        <style:list-level-properties text:space-before="6.551cm" text:min-label-width="0.635cm"/>
      </text:list-level-style-number>
      <text:list-level-style-number text:level="10" style:num-suffix="." style:num-format="1" text:display-levels="10">
        <style:list-level-properties text:space-before="7.186cm" text:min-label-width="0.635cm"/>
      </text:list-level-style-number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1">
      <text:list-level-style-number text:level="1" text:style-name="Numbering_20_Symbols" style:num-suffix="." style:num-format="1" text:start-value="9">
        <style:list-level-properties text:min-label-width="0.635cm"/>
      </text:list-level-style-number>
      <text:list-level-style-number text:level="2" text:style-name="Numbering_20_Symbols" style:num-format="1" text:start-value="2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 text:start-value="9">
        <style:list-level-properties text:min-label-width="0.635cm"/>
      </text:list-level-style-number>
      <text:list-level-style-number text:level="2" text:style-name="Numbering_20_Symbols" style:num-format="1" text:start-value="2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15">
      <text:list-level-style-number text:level="1" text:style-name="Numbering_20_Symbols" style:num-suffix="." style:num-format="1" text:start-value="9">
        <style:list-level-properties text:min-label-width="0.635cm"/>
      </text:list-level-style-number>
      <text:list-level-style-number text:level="2" text:style-name="Numbering_20_Symbols" style:num-format="1" text:start-value="3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8">
      <text:list-level-style-number text:level="1" text:style-name="Numbering_20_Symbols" style:num-suffix="." style:num-format="1" text:start-value="9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1">
      <text:list-level-style-number text:level="1" text:style-name="Numbering_20_Symbols" style:num-suffix="." style:num-format="1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5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6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7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8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9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0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1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6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7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8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9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0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1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5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6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7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2">
      <text:list-level-style-number text:level="1" text:style-name="Numbering_20_Symbols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number text:level="1" text:style-name="Numbering_20_Symbols" style:num-suffix="." style:num-format="1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number text:level="1" text:style-name="Numbering_20_Symbols" style:num-suffix="." style:num-format="1" text:start-value="7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number text:level="1" text:style-name="Numbering_20_Symbols" style:num-suffix="." style:num-format="1" text:start-value="8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67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68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69">
      <text:list-level-style-number text:level="1" text:style-name="Numbering_20_Symbols" style:num-suffix="." style:num-format="1" text:start-value="9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0">
      <text:list-level-style-number text:level="1" text:style-name="Numbering_20_Symbols" style:num-suffix="." style:num-format="1" text:start-value="10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number text:level="1" text:style-name="Numbering_20_Symbols" style:num-suffix="." style:num-format="1" text:start-value="1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2">
      <text:list-level-style-number text:level="1" text:style-name="Numbering_20_Symbols" style:num-suffix="." style:num-format="1" text:start-value="1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number text:level="1" text:style-name="Numbering_20_Symbols" style:num-suffix="." style:num-format="1" text:start-value="1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75">
      <text:list-level-style-number text:level="1" text:style-name="Numbering_20_Symbols" style:num-suffix="." style:num-format="1" text:start-value="17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5">
        <text:list-header>
          <text:p text:style-name="P10">1. Функция редактирования справочника складов.</text:p>
          <text:p text:style-name="P4"/>
          <text:p text:style-name="P4">Данная функция должна быть выполнена в виде отдельной формы пользовательского интерфейса. На форме должны быть выполнены следующие интерфейсные элементы:</text:p>
        </text:list-header>
      </text:list>
      <text:p text:style-name="Standard"/>
      <text:p text:style-name="Standard">а. Фильтры поиска складов по названию, телефону, адресу.</text:p>
      <text:p text:style-name="Standard">b. Примечание — редактируемое текстовое поле.</text:p>
      <text:p text:style-name="Standard">c. Поле-лист, содержащее информацию о каждом складе в виде: </text:p>
      <text:list text:style-name="L7">
        <text:list-item>
          <text:p text:style-name="P6">название</text:p>
        </text:list-item>
      </text:list>
      <text:list text:style-name="L8">
        <text:list-item>
          <text:p text:style-name="P7">телефон</text:p>
        </text:list-item>
      </text:list>
      <text:list text:style-name="L9">
        <text:list-item>
          <text:p text:style-name="P8">адрес</text:p>
        </text:list-item>
      </text:list>
      <text:p text:style-name="Standard">На данной форме должна быть возможность добавления, удаления и редактирования записей в поле-листе. В приложении 9.1 представлен макет формы.</text:p>
      <text:p text:style-name="Standard"/>
      <text:list text:style-name="L11">
        <text:list-header>
          <text:p text:style-name="P11">2. Функция редактирования справочника поставщиков.</text:p>
        </text:list-header>
      </text:list>
      <text:p text:style-name="Standard"/>
      <text:p text:style-name="Standard">Данная функция должна быть выполнена в виде отдельной формы пользовательского интерфейса. На форме должны быть выполнены следущие интерфейсные элементы:</text:p>
      <text:p text:style-name="Standard"/>
      <text:p text:style-name="Standard">а. Фильтры поиска поставщиков по названию, телефону, адресу.</text:p>
      <text:p text:style-name="Standard">b. Примечание — редактируемое текстовое поле.</text:p>
      <text:p text:style-name="Standard">c. Поле-лист, содержащее информацию о каждом <text:s/>поставщике в виде:</text:p>
      <text:list text:style-name="L7">
        <text:list-item>
          <text:p text:style-name="P6">название</text:p>
        </text:list-item>
      </text:list>
      <text:list text:style-name="L12">
        <text:list-item>
          <text:p text:style-name="P14">телефон</text:p>
        </text:list-item>
      </text:list>
      <text:list text:style-name="L13">
        <text:list-item>
          <text:p text:style-name="P15">адрес</text:p>
          <text:p text:style-name="P15">На данной форме должна быть возможность добавления, удаления и редактирования записей в поле-листе. В приложении 9.2 представлен макет формы.</text:p>
        </text:list-item>
      </text:list>
      <text:p text:style-name="Standard"/>
      <text:list text:style-name="L15">
        <text:list-header>
          <text:p text:style-name="P12">3. Функция редактирования справочника организаций.</text:p>
        </text:list-header>
      </text:list>
      <text:p text:style-name="P9"/>
      <text:p text:style-name="Standard">Данная функция должна быть выполнена в виде отдельной формы пользовательского интерфейса. На форме должны быть выполнены следущие интерфейсные элементы:</text:p>
      <text:p text:style-name="Standard"/>
      <text:p text:style-name="Standard">а. Фильтры поиска организаций по названию, телефону, адресу.</text:p>
      <text:p text:style-name="Standard">b. Примечание — редактируемое текстовое поле.</text:p>
      <text:p text:style-name="Standard">c. Поле-лист, содержащее информацию о каждой организации в виде:</text:p>
      <text:list text:style-name="L7">
        <text:list-item>
          <text:p text:style-name="P6">название</text:p>
        </text:list-item>
      </text:list>
      <text:list text:style-name="L16">
        <text:list-item>
          <text:p text:style-name="P18">телефон</text:p>
        </text:list-item>
      </text:list>
      <text:list text:style-name="L17">
        <text:list-item>
          <text:p text:style-name="P19">адрес</text:p>
          <text:p text:style-name="P19">На данной форме должна быть возможность добавления, удаления и редактирования записей в поле-листе. В приложении 9.3 представлен макет формы.</text:p>
          <text:p text:style-name="P19"><text:span text:style-name="T1"/></text:p>
          <text:p text:style-name="P19"><text:span text:style-name="T1">4. Функция редактирования справочника категорий товаров</text:span></text:p>
        </text:list-item>
      </text:list>
      <text:p text:style-name="P9"/>
      <text:p text:style-name="Standard">Данная функция должна быть выполнена в виде отдельной формы пользовательского интерфейса. На форме должны быть выполнены следущие интерфейсные элементы:</text:p>
      <text:p text:style-name="Standard"/>
      <text:p text:style-name="Standard">а. Фильтр поиска категорий товаров по названию.</text:p>
      <text:p text:style-name="Standard">b. Примечание — редактируемое текстовое поле.</text:p>
      <text:p text:style-name="P23">c. Поле-лист, содержащее информацию о каждой категории товаров в виде:</text:p>
      <text:list text:style-name="L19">
        <text:list-item>
          <text:p text:style-name="P24">название</text:p>
        </text:list-item>
      </text:list>
      <text:list text:style-name="L17">
        <text:list-header>
          <text:p text:style-name="P25">На данной форме должна быть возможность добавления, удаления и редактирования <text:soft-page-break/>записей в поле-листе. В приложении 9.4 представлен макет формы.</text:p>
        </text:list-header>
      </text:list>
      <text:p text:style-name="P23"/>
      <text:p text:style-name="P23"><text:s text:c="6"/><text:span text:style-name="T1">5. Функция редактирования возможности добавления товара на склад.</text:span></text:p>
      <text:p text:style-name="P23">Данная функция должна быть выполнена в виде двух форм пользовательского интерфейса.</text:p>
      <text:p text:style-name="P23"/>
      <text:p text:style-name="P23">- На первой форме должны быть реализованы следующие интерфейсные элементы:</text:p>
      <text:p text:style-name="P23"/>
      <text:p text:style-name="P23">а.</text:p>
      <text:list text:style-name="L20">
        <text:list-item>
          <text:p text:style-name="P26">№ документа</text:p>
        </text:list-item>
        <text:list-item>
          <text:p text:style-name="P26">поставщик</text:p>
        </text:list-item>
        <text:list-item>
          <text:p text:style-name="P26">получатель</text:p>
        </text:list-item>
        <text:list-item>
          <text:p text:style-name="P26">дата поступления</text:p>
        </text:list-item>
      </text:list>
      <text:p text:style-name="P23"/>
      <text:p text:style-name="P23">В элементах «поставщик», «получатель» и «дата поступления» должна быть возможность поиска нужной пользователю информации (представлена в виде синих стрелок рядом с элементами).</text:p>
      <text:p text:style-name="P23"/>
      <text:p text:style-name="P23">b. Примечание — редактируемое текстовое поле.</text:p>
      <text:p text:style-name="P23">с. Поле-лист, содержащее информацию о каждом добавленном на склад товаре в виде:</text:p>
      <text:list text:style-name="L21">
        <text:list-item>
          <text:p text:style-name="P30">артикул</text:p>
        </text:list-item>
      </text:list>
      <text:list text:style-name="L22">
        <text:list-item>
          <text:p text:style-name="P31">наименование</text:p>
        </text:list-item>
      </text:list>
      <text:list text:style-name="L23">
        <text:list-item>
          <text:p text:style-name="P32">цена</text:p>
        </text:list-item>
      </text:list>
      <text:list text:style-name="L24">
        <text:list-item>
          <text:p text:style-name="P33">единица измерения</text:p>
        </text:list-item>
      </text:list>
      <text:list text:style-name="L25">
        <text:list-item>
          <text:p text:style-name="P34">количество</text:p>
        </text:list-item>
      </text:list>
      <text:list text:style-name="L26">
        <text:list-item>
          <text:p text:style-name="P35">сумма</text:p>
        </text:list-item>
      </text:list>
      <text:p text:style-name="P23">На данной форме должна быть возможность добавления, удаления, введения функции налога и редактирования записей в поле-листе.</text:p>
      <text:p text:style-name="P23">d. Дополнение к указанным в разделе «c»пунктам в виде:</text:p>
      <text:list text:style-name="L27">
        <text:list-item>
          <text:p text:style-name="P36">общая сумма</text:p>
        </text:list-item>
        <text:list-item>
          <text:p text:style-name="P36">налог</text:p>
        </text:list-item>
        <text:list-item>
          <text:p text:style-name="P36">итог</text:p>
        </text:list-item>
      </text:list>
      <text:p text:style-name="P23"/>
      <text:p text:style-name="P23">- Вторая форма (название 2 формы - «Каталог товаров») появляется при работе пользователя с пунктом «наименование», содержащимся в поле-листе первой формы. На второй форме должны быть реализованы следующие элементы:</text:p>
      <text:p text:style-name="P23">а. </text:p>
      <text:list text:style-name="L28">
        <text:list-item>
          <text:p text:style-name="P39">наименование</text:p>
        </text:list-item>
      </text:list>
      <text:list text:style-name="L29">
        <text:list-item>
          <text:p text:style-name="P40">категория</text:p>
        </text:list-item>
      </text:list>
      <text:list text:style-name="L30">
        <text:list-item>
          <text:p text:style-name="P41">марка/производитель</text:p>
        </text:list-item>
      </text:list>
      <text:p text:style-name="P23">b. Фильтр поиска.</text:p>
      <text:p text:style-name="P23"/>
      <text:p text:style-name="P23">В приложении 9.5 представлен макет формы.</text:p>
      <text:p text:style-name="P23"><text:s text:c="4"/></text:p>
      <text:list text:style-name="L31">
        <text:list-header>
          <text:p text:style-name="P42"><text:span text:style-name="T1">6. Функция редактирования <text:s/>заказа-наряда (мастер-форма).</text:span></text:p>
        </text:list-header>
      </text:list>
      <text:p text:style-name="Standard">Данная функция должна быть выполнена в виде отдельной формы пользовательского интерфейса. На форме должны быть выполнены следущие интерфейсные элементы:</text:p>
      <text:p text:style-name="Standard"/>
      <text:p text:style-name="Standard">а. Фильтры поиска заказа-наряда по №СТП, марке, номеру наряда, дате наряда, пробегу, механику СТП, состоянию заказа-наряда.</text:p>
      <text:p text:style-name="Standard">b. Примечание — редактируемое текстовое поле.</text:p>
      <text:p text:style-name="Standard">c. Поле-лист, содержащее информацию о каждом заказе-наряде в виде:</text:p>
      <text:list text:style-name="L7">
        <text:list-item>
          <text:p text:style-name="P6">№ СТП</text:p>
        </text:list-item>
      </text:list>
      <text:list text:style-name="L32">
        <text:list-item>
          <text:p text:style-name="P84"><text:soft-page-break/>Марка</text:p>
        </text:list-item>
      </text:list>
      <text:list text:style-name="L33">
        <text:list-item>
          <text:p text:style-name="P85">Номер наряда</text:p>
        </text:list-item>
        <text:list-item>
          <text:p text:style-name="P85">Дата наряда</text:p>
        </text:list-item>
        <text:list-item>
          <text:p text:style-name="P85">Пробег</text:p>
        </text:list-item>
        <text:list-item>
          <text:p text:style-name="P85">Механик СТП</text:p>
        </text:list-item>
        <text:list-item>
          <text:p text:style-name="P85">Состояние заказа-наряда</text:p>
          <text:p text:style-name="P43">На данной форме должна быть возможность добавления, удаления, закрытия и редактирования записей в поле-листе (в пункте «состояние заказа-наряда» - выбор функции «закрыт» / «незакрыт»). <text:s/>В приложении 9.6 представлен макет формы.</text:p>
        </text:list-item>
      </text:list>
      <text:p text:style-name="P23"/>
      <text:p text:style-name="P9"><text:s text:c="6"/>7. Функция редактирования заказа-наряда (детальная форма).</text:p>
      <text:p text:style-name="P23">Данная функция должна быть выполнена в виде двух форм пользовательского интерфейса.</text:p>
      <text:p text:style-name="P23"/>
      <text:p text:style-name="P23">- На первой форме должны быть реализованы следующие интерфейсные элементы:</text:p>
      <text:p text:style-name="P23"/>
      <text:p text:style-name="P23">а.</text:p>
      <text:list text:style-name="L20">
        <text:list-item>
          <text:p text:style-name="P26">№ заказа-наряда</text:p>
        </text:list-item>
        <text:list-item>
          <text:p text:style-name="P26">получатель</text:p>
        </text:list-item>
        <text:list-item>
          <text:p text:style-name="P26">бригадир</text:p>
        </text:list-item>
        <text:list-item>
          <text:p text:style-name="P26">механик</text:p>
        </text:list-item>
        <text:list-item>
          <text:p text:style-name="P26">дата поступления</text:p>
        </text:list-item>
        <text:list-item>
          <text:p text:style-name="P26">пробег</text:p>
        </text:list-item>
        <text:list-item>
          <text:p text:style-name="P26">№ СТП</text:p>
        </text:list-item>
        <text:list-item>
          <text:p text:style-name="P26">марка</text:p>
        </text:list-item>
        <text:list-item>
          <text:p text:style-name="P26">вид ремонта</text:p>
        </text:list-item>
      </text:list>
      <text:p text:style-name="P23"/>
      <text:p text:style-name="P23">В элементах «получатель», «бригадир», «механик», «дата поступления», «марка», «вид ремонта» должна быть возможность поиска нужной пользователю информации (представлена в виде синих стрелок рядом с элементами).</text:p>
      <text:p text:style-name="P23"/>
      <text:p text:style-name="P23">b. Перечень неисправностей — редактируемое текстовое поле.</text:p>
      <text:p text:style-name="P23">с. Поле-лист, содержащее информацию о каждом заказе-наряде в виде:</text:p>
      <text:list text:style-name="L34">
        <text:list-item>
          <text:p text:style-name="P48">артикул</text:p>
        </text:list-item>
      </text:list>
      <text:list text:style-name="L35">
        <text:list-item>
          <text:p text:style-name="P49">наименование</text:p>
        </text:list-item>
        <text:list-item>
          <text:p text:style-name="P49">единица измерения</text:p>
        </text:list-item>
      </text:list>
      <text:list text:style-name="L38">
        <text:list-item>
          <text:p text:style-name="P50">количество</text:p>
        </text:list-item>
      </text:list>
      <text:p text:style-name="P23"/>
      <text:p text:style-name="P23">На данной форме должна быть возможность добавления, удаления и редактирования записей в поле-листе.</text:p>
      <text:p text:style-name="P23"/>
      <text:p text:style-name="P23">- Вторая форма (название 2 формы - «Справочник сотрудников») появляется при работе пользователя с пунктом «получатель», содержащимся в поле-листе первой формы. На второй форме должны быть реализованы следующие элементы:</text:p>
      <text:p text:style-name="P23">а. </text:p>
      <text:list text:style-name="L41">
        <text:list-item>
          <text:p text:style-name="P51">ФИО</text:p>
        </text:list-item>
      </text:list>
      <text:list text:style-name="L42">
        <text:list-item>
          <text:p text:style-name="P52">Должность</text:p>
        </text:list-item>
      </text:list>
      <text:list text:style-name="L43">
        <text:list-item>
          <text:p text:style-name="P53">Мобильный телефон</text:p>
        </text:list-item>
      </text:list>
      <text:p text:style-name="P23">b. Фильтр поиска.</text:p>
      <text:p text:style-name="P23"/>
      <text:p text:style-name="P23">В приложении 9.7 представлен макет формы.</text:p>
      <text:p text:style-name="P23"/>
      <text:p text:style-name="P23"><text:s text:c="6"/><text:span text:style-name="T1">8. Функция редактирования требования.</text:span></text:p>
      <text:p text:style-name="P23"><text:soft-page-break/>Данная функция должна быть выполнена в виде двух форм пользовательского интерфейса.</text:p>
      <text:p text:style-name="P23"/>
      <text:p text:style-name="P23">- На первой форме должны быть реализованы следующие интерфейсные элементы:</text:p>
      <text:p text:style-name="P23"/>
      <text:p text:style-name="P23">а.</text:p>
      <text:list text:style-name="L20">
        <text:list-item>
          <text:p text:style-name="P26">№ требования</text:p>
        </text:list-item>
        <text:list-item>
          <text:p text:style-name="P26">получатель</text:p>
        </text:list-item>
        <text:list-item>
          <text:p text:style-name="P26">кто разрешил</text:p>
        </text:list-item>
        <text:list-item>
          <text:p text:style-name="P26">кто выдал</text:p>
        </text:list-item>
        <text:list-item>
          <text:p text:style-name="P26">№ СТП</text:p>
        </text:list-item>
        <text:list-item>
          <text:p text:style-name="P26">марка</text:p>
        </text:list-item>
        <text:list-item>
          <text:p text:style-name="P26">дата поступления</text:p>
        </text:list-item>
      </text:list>
      <text:p text:style-name="P23"/>
      <text:p text:style-name="P23">В элементах «получатель», «кто разрешил», «кто выдал», «марка», «дата поступления» должна быть возможность поиска нужной пользователю информации (представлена в виде синих стрелок рядом с элементами).</text:p>
      <text:p text:style-name="P23"/>
      <text:p text:style-name="P23">b. Примечание — редактируемое текстовое поле.</text:p>
      <text:p text:style-name="P23">с. Поле-лист, содержащее информацию о каждом требовании в виде:</text:p>
      <text:list text:style-name="L44">
        <text:list-item>
          <text:p text:style-name="P67">артикул</text:p>
        </text:list-item>
      </text:list>
      <text:list text:style-name="L45">
        <text:list-item>
          <text:p text:style-name="P68">наименование</text:p>
        </text:list-item>
        <text:list-item>
          <text:p text:style-name="P68">склад</text:p>
        </text:list-item>
      </text:list>
      <text:list text:style-name="L46">
        <text:list-item>
          <text:p text:style-name="P70">единица измерения</text:p>
        </text:list-item>
        <text:list-item>
          <text:p text:style-name="P70">количество</text:p>
        </text:list-item>
      </text:list>
      <text:p text:style-name="P23"/>
      <text:p text:style-name="P23">На данной форме должна быть возможность добавления, удаления и редактирования записей в поле-листе.</text:p>
      <text:p text:style-name="P23"/>
      <text:p text:style-name="P23">- Вторая форма (название 2 формы - «Справочник складов») появляется при работе пользователя с пунктом «склад», содержащимся в поле-листе первой формы. На второй форме должны быть реализованы следующие элементы:</text:p>
      <text:p text:style-name="P23">а. </text:p>
      <text:list text:style-name="L47">
        <text:list-item>
          <text:p text:style-name="P71">название</text:p>
        </text:list-item>
      </text:list>
      <text:list text:style-name="L48">
        <text:list-item>
          <text:p text:style-name="P72">адрес</text:p>
        </text:list-item>
      </text:list>
      <text:list text:style-name="L49">
        <text:list-item>
          <text:p text:style-name="P73">телефон</text:p>
        </text:list-item>
      </text:list>
      <text:p text:style-name="P23">b. Фильтр поиска.</text:p>
      <text:p text:style-name="P23"/>
      <text:p text:style-name="P23">В приложении 9.8 представлен макет формы.</text:p>
      <text:p text:style-name="P23"/>
      <text:p text:style-name="P23"><text:s text:c="6"/><text:span text:style-name="T1">9. Функция редактирования содержимого склада.</text:span></text:p>
      <text:p text:style-name="P23">Данная функция должна быть выполнена в виде двух форм пользовательского интерфейса.</text:p>
      <text:p text:style-name="P23"/>
      <text:p text:style-name="P23">- На первой форме должны быть реализованы следующие интерфейсные элементы:</text:p>
      <text:p text:style-name="P23"/>
      <text:p text:style-name="P23">а. Фильтр поиска содержимого склада по артикулу, наименованию, единице измерения, количеству, категории.</text:p>
      <text:p text:style-name="P23">b. </text:p>
      <text:list text:style-name="L50">
        <text:list-item>
          <text:p text:style-name="P75">склад</text:p>
        </text:list-item>
        <text:list-item>
          <text:p text:style-name="P75">категория товара</text:p>
          <text:p text:style-name="P75">В этих элементах должна быть возможность поиска нужной пользователю информации (представлена в виде синих стрелок рядом с элементами).</text:p>
        </text:list-item>
      </text:list>
      <text:p text:style-name="P23">c. Примечание - редактируемое текстовое поле.</text:p>
      <text:p text:style-name="P23"><text:soft-page-break/>d. Поле-лист, содержащее информацию о каждом складе в виде:</text:p>
      <text:list text:style-name="L44">
        <text:list-item>
          <text:p text:style-name="P67">артикул</text:p>
        </text:list-item>
      </text:list>
      <text:list text:style-name="L51">
        <text:list-item>
          <text:p text:style-name="P79">наименование</text:p>
        </text:list-item>
        <text:list-item>
          <text:p text:style-name="P79">единица измерения</text:p>
        </text:list-item>
      </text:list>
      <text:list text:style-name="L52">
        <text:list-item>
          <text:p text:style-name="P81">количество</text:p>
        </text:list-item>
        <text:list-item>
          <text:p text:style-name="P81">категория</text:p>
        </text:list-item>
      </text:list>
      <text:p text:style-name="P23">На данной форме должна быть возможность добавления, удаления и редактирования записей в поле-листе.</text:p>
      <text:p text:style-name="P23"/>
      <text:p text:style-name="P23">- Вторая форма (название 2 формы - «Справочник категорий товаров») появляется при работе пользователя с пунктом «категория товара», содержащимся в поле-листе первой формы. На второй форме должны быть реализованы следующие элементы:</text:p>
      <text:p text:style-name="P23"/>
      <text:p text:style-name="P23">а. Название</text:p>
      <text:p text:style-name="P23">b. Фильтр поиска.</text:p>
      <text:p text:style-name="P23"/>
      <text:p text:style-name="P23">В приложении 9.9 представлен макет формы.</text:p>
      <text:p text:style-name="P23"/>
      <text:p text:style-name="P23"><text:s text:c="6"/><text:span text:style-name="T1">10. Функция редактирования ремонтной зоны (просмотр неисправных машин).</text:span></text:p>
      <text:list text:style-name="L5" text:continue-numbering="true">
        <text:list-header>
          <text:p text:style-name="P4">Данная функция должна быть выполнена в виде отдельной формы пользовательского интерфейса. На форме должны быть выполнены следующие интерфейсные элементы:</text:p>
        </text:list-header>
      </text:list>
      <text:p text:style-name="Standard"/>
      <text:p text:style-name="Standard">а. дата наряда (с возможностью <text:span text:style-name="T2">поиска нужной пользователю информации (представлена в виде стрелки рядом с элементом)</text:span></text:p>
      <text:p text:style-name="Standard">b. № наряда</text:p>
      <text:p text:style-name="Standard">с. вып. механик (с возможностью <text:span text:style-name="T2">поиска нужной пользователю информации (представлена в виде стрелки рядом с элементом)</text:span></text:p>
      <text:p text:style-name="Standard"><text:span text:style-name="T2">d. № СТП</text:span></text:p>
      <text:p text:style-name="Standard"><text:span text:style-name="T2">e.</text:span> Поле «Машина находится в ремзоне», содержащее информацию о неисправных машинах в виде: </text:p>
      <text:list text:style-name="L58">
        <text:list-item>
          <text:p text:style-name="P91">Дата начала рем. работ (с возможностью <text:span text:style-name="T2">поиска нужной пользователю информации (представлена в виде стрелки рядом с элементом)</text:span></text:p>
        </text:list-item>
      </text:list>
      <text:list text:style-name="L59">
        <text:list-item>
          <text:p text:style-name="P92"><text:span text:style-name="T2">Время начала рем. работ (с возможностью поиска нужной пользователю информации (представлена в виде стрелок рядом с элементом)</text:span></text:p>
        </text:list-item>
      </text:list>
      <text:list text:style-name="L60">
        <text:list-item>
          <text:p text:style-name="P93"><text:span text:style-name="T2">Обнаруженные неисправности — редактируемое текстовое поле.</text:span></text:p>
        </text:list-item>
      </text:list>
      <text:list text:style-name="L61">
        <text:list-item>
          <text:p text:style-name="P94"><text:span text:style-name="T2">Дата окончания рем. работ (с возможностью поиска нужной пользователю информации (представлена в виде стрелки рядом с элементом)</text:span></text:p>
        </text:list-item>
      </text:list>
      <text:list text:style-name="L62">
        <text:list-item>
          <text:p text:style-name="P95"><text:span text:style-name="T2">Время окончания рем. работ (с возможностью поиска нужной пользователю информации (представлена в виде стрелок рядом с элементом)</text:span></text:p>
        </text:list-item>
      </text:list>
      <text:list text:style-name="L63">
        <text:list-item>
          <text:p text:style-name="P96"><text:span text:style-name="T2">Вид ремонта (с возможностью поиска нужной пользователю информации (представлена в виде стрелки рядом с элементом)</text:span></text:p>
        </text:list-item>
      </text:list>
      <text:list text:style-name="L64">
        <text:list-item>
          <text:p text:style-name="P97"><text:span text:style-name="T2">кнопка «ОК» — пользовательское соглашение с введенной информацией</text:span></text:p>
        </text:list-item>
      </text:list>
      <text:list text:style-name="L65">
        <text:list-item>
          <text:p text:style-name="P98"><text:span text:style-name="T2">Поле «Заказ запчастей», включающий в себя поле-лист, содержащее следующую информацию:</text:span></text:p>
        </text:list-item>
      </text:list>
      <text:list text:style-name="L66">
        <text:list-item>
          <text:p text:style-name="P99"><text:span text:style-name="T2">артикул</text:span></text:p>
        </text:list-item>
      </text:list>
      <text:list text:style-name="L67">
        <text:list-item>
          <text:p text:style-name="P100"><text:span text:style-name="T2">наименование</text:span></text:p>
        </text:list-item>
      </text:list>
      <text:list text:style-name="L68">
        <text:list-item>
          <text:p text:style-name="P101"><text:span text:style-name="T2">количество</text:span></text:p>
        </text:list-item>
      </text:list>
      <text:list text:style-name="L69">
        <text:list-item>
          <text:p text:style-name="P102"><text:span text:style-name="T2">Бригадир (с возможностью поиска нужной пользователю информации (представлена в виде стрелки рядом с элементом)</text:span></text:p>
        </text:list-item>
      </text:list>
      <text:list text:style-name="L70">
        <text:list-item>
          <text:p text:style-name="P103"><text:span text:style-name="T2">Скад (с возможностью поиска нужной пользователю информации (представлена в виде стрелки рядом с элементом)</text:span></text:p>
        </text:list-item>
      </text:list>
      <text:list text:style-name="L71">
        <text:list-item>
          <text:p text:style-name="P104"><text:span text:style-name="T2">№ тр.</text:span></text:p>
        </text:list-item>
      </text:list>
      <text:list text:style-name="L72">
        <text:list-item>
          <text:p text:style-name="P105"><text:soft-page-break/><text:span text:style-name="T2">Вып. механик <text:s/>(с возможностью поиска нужной пользователю информации (представлена в виде стрелки рядом с элементом)</text:span></text:p>
        </text:list-item>
      </text:list>
      <text:list text:style-name="L73">
        <text:list-item>
          <text:p text:style-name="P106"><text:span text:style-name="T2">Марка</text:span></text:p>
        </text:list-item>
        <text:list-item>
          <text:p text:style-name="P106"><text:span text:style-name="T2">Печать — выолняет функцию печати документа</text:span></text:p>
        </text:list-item>
        <text:list-item>
          <text:p text:style-name="P106"><text:span text:style-name="T2">Три поля поиска (с возможностью поиска нужной пользователю информации при помощи стрелок рядом с элементами)</text:span></text:p>
        </text:list-item>
        <text:list-item>
          <text:p text:style-name="P106"><text:span text:style-name="T2">Поле-лист, содержащее следующую информацию:</text:span></text:p>
        </text:list-item>
      </text:list>
      <text:list text:style-name="L74">
        <text:list-item>
          <text:p text:style-name="P110"><text:span text:style-name="T2">наименование работ</text:span></text:p>
        </text:list-item>
        <text:list-item>
          <text:p text:style-name="P110"><text:span text:style-name="T2">Н.ч.</text:span></text:p>
        </text:list-item>
        <text:list-item>
          <text:p text:style-name="P110"><text:span text:style-name="T2">Ф.И.О. механика (в заданном количестве)</text:span></text:p>
        </text:list-item>
      </text:list>
      <text:list text:style-name="L75">
        <text:list-item>
          <text:p text:style-name="P113"><text:span text:style-name="T2">Поле с кнопками-символами для упрощения работы пользователя</text:span></text:p>
        </text:list-item>
        <text:list-item>
          <text:p text:style-name="P113"><text:span text:style-name="T2">Оценка ремонтных работ — редактируемое текстовое поле.</text:span></text:p>
        </text:list-item>
        <text:list-item>
          <text:p text:style-name="P113"><text:span text:style-name="T2">кнопка «закрыть расход»</text:span></text:p>
        </text:list-item>
        <text:list-item>
          <text:p text:style-name="P113"><text:span text:style-name="T2">кнопка «записать»</text:span></text:p>
        </text:list-item>
        <text:list-item>
          <text:p text:style-name="P113"><text:span text:style-name="T2">кнопка «Нива»</text:span></text:p>
        </text:list-item>
        <text:list-item>
          <text:p text:style-name="P113"><text:span text:style-name="T2">кнопка «Выход»</text:span></text:p>
        </text:list-item>
        <text:list-item>
          <text:p text:style-name="P113"><text:span text:style-name="T2">кнопка «Сбросить»</text:span></text:p>
          <text:p text:style-name="P113"><text:span text:style-name="T3"/></text:p>
          <text:p text:style-name="P113"><text:span text:style-name="T3">В приложении 9.10 представлен макет формы.</text:span></text:p>
        </text:list-item>
      </text:list>
      <text:p text:style-name="P23"><text:span text:style-name="T1"/></text:p>
      <text:p text:style-name="P23"/>
      <text:p text:style-name="P23"/>
      <text:p text:style-name="P23"/>
      <text:p text:style-name="P23"/>
      <text:p text:style-name="Standard"/>
      <text:list text:style-name="L3">
        <text:list-header>
          <text:p text:style-name="P3"/>
        </text:list-header>
      </text:list>
      <text:list text:style-name="L2">
        <text:list-header>
          <text:p text:style-name="P2"/>
        </text:list-header>
      </text:list>
      <text:p text:style-name="Standard"/>
      <text:list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date>2008-03-29T15:04:30</dc:date>
    <meta:editing-cycles>34</meta:editing-cycles>
    <meta:editing-duration>PT3H23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89" meta:word-count="1243" meta:character-count="9395"/>
  </office:meta>
</office:document-meta>
</file>